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28522" officeooo:paragraph-rsid="00128522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28522" officeooo:paragraph-rsid="0013945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601f2" officeooo:paragraph-rsid="001601f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794ac" officeooo:paragraph-rsid="001794a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794ac" officeooo:paragraph-rsid="0019455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94559" officeooo:paragraph-rsid="0019455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b21ef" officeooo:paragraph-rsid="001b21e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39458" officeooo:paragraph-rsid="0013945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b51bc" officeooo:paragraph-rsid="001b51b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bcd50" officeooo:paragraph-rsid="001bcd5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d6bf8" officeooo:paragraph-rsid="001d6bf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bold" officeooo:rsid="00128522" officeooo:paragraph-rsid="00128522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601f2" officeooo:paragraph-rsid="001601f2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1794ac" officeooo:paragraph-rsid="001794ac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194559" officeooo:paragraph-rsid="00194559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1b21ef" officeooo:paragraph-rsid="001b21ef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bold" officeooo:rsid="001bcd50" officeooo:paragraph-rsid="001bcd5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6pt" style:text-underline-style="solid" style:text-underline-width="auto" style:text-underline-color="font-color" fo:font-weight="bold" officeooo:rsid="00121464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2pt" style:text-underline-style="none" fo:font-weight="normal" officeooo:rsid="001d6bf8" officeooo:paragraph-rsid="001d6bf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de281" officeooo:paragraph-rsid="001d6bf8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bold" officeooo:rsid="001de281" officeooo:paragraph-rsid="001de281" style:font-size-asian="10.5pt" style:font-weight-asian="bold" style:font-size-complex="12pt" style:font-weight-complex="bold"/>
    </style:style>
    <style:style style:name="P22" style:family="paragraph" style:parent-style-name="Standard">
      <style:text-properties officeooo:paragraph-rsid="001de281"/>
    </style:style>
    <style:style style:name="P23" style:family="paragraph" style:parent-style-name="Standard">
      <style:text-properties officeooo:rsid="001eab3a" officeooo:paragraph-rsid="001eab3a"/>
    </style:style>
    <style:style style:name="P24" style:family="paragraph" style:parent-style-name="Standard">
      <style:text-properties officeooo:paragraph-rsid="001eab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458" style:font-weight-asian="bold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21464" style:font-size-asian="16pt" style:font-weight-asian="bold" style:font-size-complex="16pt" style:font-weight-complex="bold"/>
    </style:style>
    <style:style style:name="T4" style:family="text">
      <style:text-properties officeooo:rsid="00139458"/>
    </style:style>
    <style:style style:name="T5" style:family="text">
      <style:text-properties officeooo:rsid="00194559"/>
    </style:style>
    <style:style style:name="T6" style:family="text">
      <style:text-properties officeooo:rsid="001b21ef"/>
    </style:style>
    <style:style style:name="T7" style:family="text">
      <style:text-properties officeooo:rsid="001d6bf8"/>
    </style:style>
    <style:style style:name="T8" style:family="text">
      <style:text-properties style:text-position="super 58%"/>
    </style:style>
    <style:style style:name="T9" style:family="text">
      <style:text-properties fo:font-size="12pt" style:text-underline-style="none" fo:font-weight="normal" officeooo:rsid="001de281" style:font-size-asian="10.5pt" style:font-weight-asian="normal" style:font-size-complex="12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eab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# BITWISE OPERATORS #</text:span></text:p>
      <text:p text:style-name="P18"/>
      <text:p text:style-name="P12">Ques: We are given with a array of numbers in which all the numbers are repeated except one.Your job is to find that one number. Eg: 5 5 1 2 3 2 3 , output will be : 1</text:p>
      <text:p text:style-name="P12"/>
      <text:p text:style-name="P1">Logic: You just have to do XOR of all the numbers and you will automatically got the odd one out.this happens because xor of a number will itself will return 0 </text:p>
      <text:p text:style-name="P1"/>
      <text:p text:style-name="P2"><text:span text:style-name="T2">Ques: Check if the given number is even or odd</text:span> </text:p>
      <text:p text:style-name="P2"/>
      <text:p text:style-name="P8">Logic: if(n&amp;1){odd}else{even} </text:p>
      <text:p text:style-name="P2"><text:tab/><text:span text:style-name="T4">just do &amp; with 1, this will tell you weather the last bit of number is zero or 1.</text:span> </text:p>
      <text:p text:style-name="P2"/>
      <text:p text:style-name="P13">Ques: <text:span text:style-name="T5">C</text:span>ount number of set bits in a number. Example 5(0101) has 2 set bits.</text:p>
      <text:p text:style-name="P13"/>
      <text:p text:style-name="P3">Link: <text:a xlink:type="simple" xlink:href="https://ide.geeksforgeeks.org/dCIywQxIVn" text:style-name="Internet_20_link" text:visited-style-name="Visited_20_Internet_20_Link">https://ide.geeksforgeeks.org/dCIywQxIVn</text:a></text:p>
      <text:p text:style-name="P3"/>
      <text:p text:style-name="P6">Hack: there is one more method with time complexity only O(no. Of set bits) : </text:p>
      <text:p text:style-name="P6"><text:tab/>do (n &amp; n-1) and count will be equal to no. Of iterations in which it becomes 0 (Zero).</text:p>
      <text:p text:style-name="P6"/>
      <text:p text:style-name="P6">Link : <text:a xlink:type="simple" xlink:href="https://ide.geeksforgeeks.org/y2OkHlXF1R" text:style-name="Internet_20_link" text:visited-style-name="Visited_20_Internet_20_Link">https://ide.geeksforgeeks.org/y2OkHlXF1R</text:a></text:p>
      <text:p text:style-name="P3"/>
      <text:p text:style-name="P14">Ques: <text:span text:style-name="T5">Y</text:span>ou are given 2 number a and b. You have to find how many bits of a you need to change to make it b.</text:p>
      <text:p text:style-name="P4"/>
      <text:p text:style-name="P4">Logic: First of all, we will do XOR of <text:s/>a and b. Now those bits which are different in them will result in 1 as output . So now our task is to find the no. Of 1’s in the output , for that we will use</text:p>
      <text:p text:style-name="P4">last program to find the no. Of set bits.</text:p>
      <text:p text:style-name="P4"/>
      <text:p text:style-name="P4">Example: 5 and 4 </text:p>
      <text:p text:style-name="P4"><text:tab/> <text:s text:c="4"/></text:p>
      <text:p text:style-name="P5"><text:tab/> <text:s text:c="2"/>5 ^ 4 = (101)^(<text:span text:style-name="T5">100</text:span>) = (<text:span text:style-name="T5">001</text:span>)</text:p>
      <text:p text:style-name="P5"><text:tab/><text:tab/><text:span text:style-name="T5">Now,</text:span></text:p>
      <text:p text:style-name="P5"><text:tab/><text:tab/><text:tab/><text:span text:style-name="T5">count no. Of set bits in the (001) using the last program we done</text:span></text:p>
      <text:p text:style-name="P5"/>
      <text:p text:style-name="P5"><text:span text:style-name="T5">Link: </text:span><text:a xlink:type="simple" xlink:href="https://ide.geeksforgeeks.org/y2OkHlXF1R" text:style-name="Internet_20_link" text:visited-style-name="Visited_20_Internet_20_Link"><text:span text:style-name="T5">https://ide.geeksforgeeks.org/y2OkHlXF1R</text:span></text:a></text:p>
      <text:p text:style-name="P5"/>
      <text:p text:style-name="P5"><text:tab/><text:tab/></text:p>
      <text:p text:style-name="P15">Ques: <text:span text:style-name="T6">XOR swapping</text:span></text:p>
      <text:p text:style-name="P6"/>
      <text:p text:style-name="P7">Logic: Using xor operator for swapping 2 numbers . Let’s see how - </text:p>
      <text:p text:style-name="P7"/>
      <text:p text:style-name="P7">Example: <text:s/>a = 5 and b = 7</text:p>
      <text:p text:style-name="P7"/>
      <text:p text:style-name="P7"><text:tab/>a = a ^b =&gt; 5 ^ 7</text:p>
      <text:p text:style-name="P7"><text:tab/>b = b^a = 7 ^5^7 = 5</text:p>
      <text:p text:style-name="P7"><text:tab/>a = a ^ b = 5^7^5 = 7</text:p>
      <text:p text:style-name="P7"/>
      <text:p text:style-name="P7"><text:tab/>So now,</text:p>
      <text:p text:style-name="P7"><text:tab/><text:tab/><text:tab/><text:span text:style-name="T1">a = 7 and b = 5</text:span></text:p>
      <text:p text:style-name="P16"/>
      <text:p text:style-name="P9"><text:span text:style-name="T1">Note: </text:span>This method is much faster than normal method . </text:p>
      <text:p text:style-name="P10"><text:soft-page-break/><text:span text:style-name="T1">Ques: Print all the possible subsequences of given string</text:span>.</text:p>
      <text:p text:style-name="P10"/>
      <text:p text:style-name="P10">Link: <text:a xlink:type="simple" xlink:href="https://ide.geeksforgeeks.org/a90L9YWiyl" text:style-name="Internet_20_link" text:visited-style-name="Visited_20_Internet_20_Link">https://ide.geeksforgeeks.org/a90L9YWiyl</text:a></text:p>
      <text:p text:style-name="P17"/>
      <text:p text:style-name="P17">Ques: <text:span text:style-name="T7">you are given with array of numbers with all numbers coming even no. Of times except 2 numbers. Your job is to find those numbers.</text:span></text:p>
      <text:p text:style-name="P17"/>
      <text:p text:style-name="P11">Logic: Do XOR all the numbers and you will get like (010) so now as its 2<text:span text:style-name="T8">nd</text:span> bit from R.H.S </text:p>
      <text:p text:style-name="P11">is 1 (first set bit) so we will devide whole array in 2 parts. One part containing all the values ‘</text:p>
      <text:p text:style-name="P11">whose that particular bit is set and rest others are different .</text:p>
      <text:p text:style-name="P11">Do XOR of all the numbers in part 1 and you will got your first number and now doing XOR of this number with the total XOR of all numbers will give you second number.</text:p>
      <text:p text:style-name="P11"/>
      <text:p text:style-name="P11">Link: <text:a xlink:type="simple" xlink:href="https://ide.geeksforgeeks.org/PU0Xw369Rv" text:style-name="Internet_20_link" text:visited-style-name="Visited_20_Internet_20_Link">https://ide.geeksforgeeks.org/PU0Xw369Rv</text:a></text:p>
      <text:p text:style-name="P20"/>
      <text:p text:style-name="P21">Ques : Superb good question <text:span text:style-name="T10">INCREDIBLE HULK </text:span>given on hacker block , preetty easy and good</text:p>
      <text:p text:style-name="P21"/>
      <text:p text:style-name="P22"><text:span text:style-name="T9">Link: </text:span><text:a xlink:type="simple" xlink:href="https://hack.codingblocks.com/app/practice/1/p/135" text:style-name="Internet_20_link" text:visited-style-name="Visited_20_Internet_20_Link">https://hack.codingblocks.com/app/practice/1/p/135</text:a></text:p>
      <text:p text:style-name="P22"/>
      <text:p text:style-name="P23"><text:span text:style-name="T1">Ques: Superb question on Hacker block. You are given a array of numbers in which all the numbers comes thrice except one . Your job is to find that one number.</text:span></text:p>
      <text:p text:style-name="P23"/>
      <text:p text:style-name="P24"><text:span text:style-name="T11">Link: </text:span><text:a xlink:type="simple" xlink:href="https://hack.codingblocks.com/app/practice/1/p/458" text:style-name="Internet_20_link" text:visited-style-name="Visited_20_Internet_20_Link">https://hack.codingblocks.com/app/practice/1/p/45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4:31:36.889168919</meta:creation-date>
    <dc:date>2019-10-08T16:46:06.165738911</dc:date>
    <meta:editing-duration>PT6H34M4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15" meta:character-count="2685" meta:non-whitespace-character-count="2169"/>
  </office:meta>
</office:document-meta>
</file>